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Setup 3 k70 Line7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Line</text:p>
          </table:table-cell>
          <table:table-cell table:style-name="Default" office:value-type="string" calcext:value-type="string">
            <text:p>Power error</text:p>
          </table:table-cell>
          <table:table-cell table:style-name="Default" office:value-type="string" calcext:value-type="string">
            <text:p>Time error</text:p>
          </table:table-cell>
          <table:table-cell table:style-name="Default" office:value-type="string" calcext:value-type="string">
            <text:p>Steady state error</text:p>
          </table:table-cell>
        </table:table-row>
        <table:table-row table:style-name="ro1">
          <table:table-cell office:value-type="string" calcext:value-type="string">
            <text:p>Line 1</text:p>
          </table:table-cell>
          <table:table-cell office:value-type="percentage" office:value="0.01172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2</text:p>
          </table:table-cell>
          <table:table-cell table:style-name="ce3" office:value-type="percentage" office:value="0.0117" calcext:value-type="percentage">
            <text:p>1.17%</text:p>
          </table:table-cell>
          <table:table-cell table:style-name="ce3" office:value-type="percentage" office:value="0.0026" calcext:value-type="percentage">
            <text:p>0.26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3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4</text:p>
          </table:table-cell>
          <table:table-cell office:value-type="percentage" office:value="0.000959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5</text:p>
          </table:table-cell>
          <table:table-cell office:value-type="percentage" office:value="0.01426" calcext:value-type="percentage">
            <text:p>1.43%</text:p>
          </table:table-cell>
          <table:table-cell office:value-type="percentage" office:value="-0.00065" calcext:value-type="percentage">
            <text:p>-0.07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6</text:p>
          </table:table-cell>
          <table:table-cell office:value-type="percentage" office:value="0.01906" calcext:value-type="percentage">
            <text:p>1.91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7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ne 8</text:p>
          </table:table-cell>
          <table:table-cell office:value-type="percentage" office:value="-0.00148" calcext:value-type="percentage">
            <text:p>-0.15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01:44:06.331337006</meta:creation-date>
    <dc:date>2020-04-20T02:17:26.765041044</dc:date>
    <meta:editing-duration>PT2M49S</meta:editing-duration>
    <meta:editing-cycles>2</meta:editing-cycles>
    <meta:generator>LibreOffice/6.3.5.2$Linux_X86_64 LibreOffice_project/30$Build-2</meta:generator>
    <meta:document-statistic meta:table-count="1" meta:cell-count="37" meta:object-count="0"/>
  </office:meta>
</office:document-meta>
</file>